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7.08.30 17:08 | </text:span><text:span text:style-name="T2">#</text:span></text:p>
      <text:p text:style-name="P2"><text:span text:style-name="T1">Exic</text:span></text:p>
      <text:p text:style-name="P2"><text:span text:style-name="T1">發問比回答更重要;你的發問,事實上就已經指出了許多問題.紀德 (Andre Gide)有句話挺有道理,他說: "Believe those who are seeking the truth; doubt those who find it." (相信真理的尋覓者,但別信那些宣稱已經找到真理的人)這話用來理解歷史甚為貼切. 即便一粒沙都如此深邃,何況一整個世界,何況一段漫漫時光.</text:span></text:p>
      <text:p text:style-name="P2"><text:span text:style-name="T1">你所質疑的那樣一種政客文宣式的 "歷史",同樣讓我感到一陣窒息,活在這鬼島上,不學一點氧氣製造方法,不做點夢,真是會活活悶死. 甚至非友即敵,不綠便藍,反民進黨就是共匪等等等,過去政權及其徒眾如此折磨人,整天扣帽子,如今亦然,毫無兩樣.我有時覺得現實真是比小說還荒謬.</text:span></text:p>
      <text:p text:style-name="P1"><text:span text:style-name="T1">Exic | 2007.08.30 04:09 | </text:span><text:span text:style-name="T2">#</text:span></text:p>
      <text:p text:style-name="P3"><text:span text:style-name="T1">陳先生</text:span></text:p>
      <text:p text:style-name="P3"><text:span text:style-name="T1">對於台灣反對運動其實我被現在這些政治人物搞混了我認為歷史過程是很瑣碎複雜的但是我們總是慣於依靠大脈絡敘事才能解釋與體會但是台灣反對運動的解釋與體會卻在這個社會看似這麼的有一致的解釋與讓我、或是比我更年輕的人產生一個台灣過去的反對運動有絕對正當性的體會</text:span></text:p>
      <text:p text:style-name="P3"><text:span text:style-name="T1">我認為這太令我覺得詭異了</text:span></text:p>
      <text:p text:style-name="P3"><text:span text:style-name="T1">例如台灣反對運動一致都是民族自覺運動?台灣反對運動一定全然是爭取自由民主沒有其他的訴求?台灣反對運動一定是台灣獨立運動?台灣反對運動只是選擇被誰統治的問題而不是去問該如何被統治的問題?</text:span></text:p>
      <text:p text:style-name="P3"><text:span text:style-name="T1">真複雜</text:span></text:p>
      <text:p text:style-name="P3"><text:span text:style-name="T1">但我想搞清楚</text:span></text:p>
      <text:p text:style-name="P3"><text:span text:style-name="T1">因為像蔡先生這樣的痛我家族裡也有這樣的一個恐懼長存但是我一直不認為這建立台灣人本土意識或是政權就能撫平傷痛還是用個紀念碑舉辦紀念活動特務機構還是存在集會遊行法也沒有因為本土政權上台而被廢除或是修改我也不會認為台灣發生所有的一切，中國有那麼決定性的影響不論是他們射飛彈導致我們花錢買軍購還是他們的不友善就會導致我們更要區隔對岸與台灣我們不會因為跟對岸不一樣就會活得更幸福快樂但也在許多地方是相似的讓人民活的痛苦</text:span></text:p>
      <text:p text:style-name="P3"><text:span text:style-name="T1">困惑了</text:span></text:p>
      <text:p text:style-name="P1"><text:span text:style-name="T1">陳真 | 2007.08.30 02:32 | </text:span><text:span text:style-name="T2">#</text:span></text:p>
      <text:p text:style-name="P2"><text:span text:style-name="T1">還有啊,現在是2007年,不是1977 年,往事與現狀不應混為一談. 你講的那個時代,連林義雄的省議員競選傳單上都還寫著: "做一個堂堂正正的中國人!" 至於愛台灣打打殺殺的汪笨湖嘛,別說1977,就連1989 年我都已經是被限制出境的叛亂犯了,他都還在寫書歌頌長江黃河祖國風光吶.</text:span></text:p>
      <text:p text:style-name="P1"><text:span text:style-name="T1">陳真 | 2007.08.30 02:24 | </text:span><text:span text:style-name="T2">#</text:span></text:p>
      <text:p text:style-name="P3"><text:span text:style-name="T1">xxx, 你怎麼老是把一些我從未說過或與我相去甚遠的話塞到我頭上? 我窮苦潦倒半生,跟什麼愛台灣會有啥關係呢? 太莫名其妙了,我真不知道怎麼跟你講話,你儘管表達意見,拜託別再闡釋我的思想了好嗎?</text:span></text:p>
      <text:p text:style-name="P1"><text:span text:style-name="T1">陳真 | 2007.08.30 02:17 | </text:span><text:span text:style-name="T2">#</text:span></text:p>
      <text:p text:style-name="P2"><text:span text:style-name="T1">什麼隱藏眾聲合唱中? 董事長是唱第三部,負責製造背景噪音. 何力老兄別嚇我啊!我是寧死不屈絕不獨唱的,除非...除非是在家裏唱給學姐聽. 老兄的心願,來世再報.</text:span></text:p>
      <text:p text:style-name="P1"><text:span text:style-name="T1">學姊 | 2007.08.29 19:12 | </text:span><text:span text:style-name="T2">#</text:span></text:p>
      <text:p text:style-name="P3"><text:span text:style-name="T1">何力兄,</text:span></text:p>
      <text:p text:style-name="P3"><text:span text:style-name="T1">謝謝你所分享的美好的文字, 讓我們知道香港還有那麼多的朋友, 還有那麼純粹的一些美好事物的存在. 的確, 在此次活動後, 我們甚至也開始有一些香港的朋友來協助我們的編譯工作, 一切都因你與翠蓉姊開始. 回到台灣每天受著各種污染, 已經都開始覺得自己面目可憎了. 若雪和因她而存在的網站和許多朋友, 像是個人生活中忽隱忽現的微小救贖光源, 只是不知道是否會有熄滅的那一天.</text:span></text:p>
      <text:p text:style-name="P3"><text:span text:style-name="T1">這幾篇文章, 我們不客氣地直接轉貼了. 如果你有一些相片可以讓我們貼上的話就更好了. 可以寄到我的舊信箱.</text:span></text:p>
      <text:p text:style-name="P3"><text:span text:style-name="T1">Ps. 讓董事長獨唱若雪之歌萬萬不能……讓他隱藏在眾聲合唱中或許還可以!</text:span></text:p>
      <text:p text:style-name="P1"><text:span text:style-name="T1">陳真 | 2007.08.29 00:34 | </text:span><text:span text:style-name="T2">#</text:span></text:p>
      <text:p text:style-name="P2"><text:span text:style-name="T1">裕康,前些日子做了一場有關數學哲學的哲普演講,看熱鬧的多,熱情的少,熱臉貼上了冷屁股,演講後只有一個人發問,她問說請問你講這個要幹啥? (意思是說,你講這些一點用處都沒有不是嗎?) 我回答說:</text:span></text:p>
      <text:p text:style-name="P2"><text:span text:style-name="T1">"沒錯,這就是數學的本質,數學等號的兩端不過是掛著一串套套邏輯,對現實毫無意義,但一樣是一加一等於二,妳看了沒感覺,但我卻....(默然)我沒辦法把愛寫進數學裏,但我總覺得,我們的存在與悲劇彷彿就悄悄地寫在數學裏."</text:span></text:p>
      <text:p text:style-name="P2"><text:span text:style-name="T1">大家突然聽了我這段真情告白,可能覺得我很怪,怪人講怪話,是不是精神有毛病? 但我其實也不想自己這麼怪,日子或許會順暢一些,只是有些東西似乎像宿命一般由不得我.</text:span></text:p>
      <text:p text:style-name="P1"><text:span text:style-name="T1">梁裕康 | 2007.08.27 22:39 | </text:span><text:span text:style-name="T2">#</text:span></text:p>
      <text:p text:style-name="P3"><text:span text:style-name="T1">陳董，</text:span></text:p>
      <text:p text:style-name="P3"><text:span text:style-name="T1">我誤入歧途誤人子弟已有二、三年，老是覺得如果我的工作是要「教」學生什麼東西的話，那我完全不及格。畢竟我講的東西書上都有，認真點的學生自己去看就行，哪需要人來囉唆？沒想到現在竟然還看到你撈過界，實在深感愧疚。如果我還有一點羞恥心的話（還好我沒有），大概早就辭職不幹了。</text:span></text:p>
      <text:p text:style-name="P3"><text:span text:style-name="T1">這幾年來好像對什麼都失去熱情，即使讀這些本行的東西也形同嚼蠟，覺得只是工作所需應付應付罷了。（如果有學生看到這段告白一定會吐血）。可是沒想到在我眼裡無趣至極的東西，在你筆下竟然變得充滿感情，看來「教師」對學生來說還是很要緊的，只是學生不見得那麼有幸遇到能令人衝動的人師罷了。</text:span></text:p>
      <text:p text:style-name="P3"><text:span text:style-name="T1">多謝你的厚意。我記得幾年前在英國就聽你說大家總有一天會碰面，我沒有懷疑過這點。</text:span></text:p>
      <text:p text:style-name="P3"><text:span text:style-name="T1">梁裕康敬上</text:span></text:p>
      <text:p text:style-name="P1"><text:span text:style-name="T1">陳真 | 2007.08.27 21:16 | </text:span><text:span text:style-name="T2">#</text:span></text:p>
      <text:p text:style-name="P2"><text:span text:style-name="T1">這網站道德水平相當高,a-n-a-1-ytical竟然貼不出來,電腦說a-n-a-1不雅,我只好把a-n-a-1-ytical改成aXalytical.</text:span></text:p>
      <text:p text:style-name="P1"><text:span text:style-name="T1">陳真 | 2007.08.27 21:11 | </text:span><text:span text:style-name="T2">#</text:span></text:p>
      <text:p text:style-name="P3"><text:span text:style-name="T1">裕康,抱歉你的一封信我至今都還沒有回,原本想赫然出現眼前或打通電話嚇你一下,但都空有念頭而無行動,希望你別介意.潛台至今仍在潛水階段,幾乎完全沒有時間能與任何人連絡,但總有一天我會出現的.</text:span></text:p>
      <text:p text:style-name="P3"><text:span text:style-name="T1">出處如下,是在一篇書評中看到.</text:span></text:p>
      <text:p text:style-name="P3"><text:span text:style-name="T1">"History cannot be expected to solve the core aXalytical puzzles of political or economic theory. But it has its hour when the long-expected solutions of social and political science fail to materialize. History is the tool of skeptics. It helps us to ask better questions. More precisely, it can help us avoid repeating some questions again and again, running in circles unproductively."</text:span></text:p>
      <text:p text:style-name="P3"><text:span text:style-name="T1">---Istvan Hont, Jealousy of Trade, Cambridge: Harvard University Press, 2005, p. 156.</text:span></text:p>
      <text:p text:style-name="P1"><text:span text:style-name="T1">梁裕康 | 2007.08.27 15:36 | </text:span><text:span text:style-name="T2">#</text:span></text:p>
      <text:p text:style-name="P2"><text:span text:style-name="T1">陳董你好，</text:span></text:p>
      <text:p text:style-name="P2"><text:span text:style-name="T1">想要請教一個難為情的問題。在你的「被綁架的519」文中，提到：</text:span></text:p>
      <text:p text:style-name="P2"><text:span text:style-name="T1">『劍橋政治思想史教授Istvan Hont說得對：「歷史是懷疑主義者的工具」，歷史不光是要我們「知道」，更要我們「懷疑」，「它幫助我們提問更好的問題」』。</text:span></text:p>
      <text:p text:style-name="P2"><text:span text:style-name="T1">我想問的是這些話的出處。</text:span></text:p>
      <text:p text:style-name="P2"><text:span text:style-name="T1">Hont是我這行裡的名人，但是我不太清楚他的東西，實在叫人汗顏。</text:span></text:p>
      <text:p text:style-name="P2"><text:span text:style-name="T1">因為在系譜網站中找不到留言版，所以只好到此發問，不好意思。</text:span></text:p>
      <text:p text:style-name="P2"><text:span text:style-name="T1">希望你最近都好。</text:span></text:p>
      <text:p text:style-name="P2"><text:span text:style-name="T1">梁裕康敬上</text:span></text:p>
      <text:p text:style-name="P1"><text:span text:style-name="T1">陳真 | 2007.08.27 11:11 | </text:span><text:span text:style-name="T2">#</text:span></text:p>
      <text:p text:style-name="P3"><text:span text:style-name="T1">類似像這種什麼奉勸你一句話 "夜路走多會遇到鬼",就是抹黑不是嗎? 這意味著對方好像暗中幹了什麼壞事似的.</text:span></text:p>
      <text:p text:style-name="P3"><text:span text:style-name="T1">我們應該學習怎麼討論怎麼講道理怎麼找出對方的思考謬誤,而不是學習一堆修辭,不該藉著毫無認知意義的修辭來貶損對方這個人的人格或能力,影響眾人觀感.</text:span></text:p>
      <text:p text:style-name="P3"><text:span text:style-name="T1">這網站的成員,其實就數我最沒有規矩,若依他們的意見,精文兄的言論老早在第一時間就被刪除.他們怎麼會被我綁架而無奈痛苦? 真是有點好笑.</text:span></text:p>
      <text:p text:style-name="P3"><text:span text:style-name="T1">學習講道理,學習思考,學習理解不同的人事物,而不是只想鬥爭搞立場. 立場是毫無意義的東西.</text:span></text:p>
      <text:p text:style-name="P1"><text:span text:style-name="T1">陳真 | 2007.08.27 10:55 | </text:span><text:span text:style-name="T2">#</text:span></text:p>
      <text:p text:style-name="P2"><text:span text:style-name="T1">罵人不需穢語,我也從不背後罵人.</text:span></text:p>
      <text:p text:style-name="P2"><text:span text:style-name="T1">還有就是那些老話: 公眾人物的形象是很難抹黑的,但要抹黑一般人卻一點困難都沒有,而且他根本無法為自己辯護.</text:span></text:p>
      <text:p text:style-name="P2"><text:span text:style-name="T1">出國時,林義雄給我一大筆錢,還幫我寫推薦函申請學校,學姐一度返國還住過他家...諸多鼓勵與情懷,等等等等等,你想,我會 "罵" 他嗎? 我又幾時用什麼穢語罵過李遠哲?</text:span></text:p>
      <text:p text:style-name="P2"><text:span text:style-name="T1">罵人是一種低能的特徵, 可我一點都不低能,我幾乎從不罵人. 我們應該學習用道理來反駁或批判他人的言行思想, 而不是學習用一些毫無認知意義的修辭來損人.</text:span></text:p>
      <text:p text:style-name="P2"><text:span text:style-name="T1">我對林義雄李遠哲兩位大老只寫了一篇 "超級大國民",我說民主社會不需要大老不需要領袖,這些話我跟林義雄或聽林義雄談過少說也有三十遍. 這樣的文章怎麼會是罵人?</text:span></text:p>
      <text:p text:style-name="P2"><text:span text:style-name="T1">就算要罵人,公眾人物不能罵嗎? 但是, 一個牧師公開罵李慶安女士台灣第一不要臉,這樣應該嗎? 至於這位牧師(盧俊義)我也沒罵他,他是我的舊識,我在19年前寫兒童人權報告而開始 "跑路" 時就認識他了,他還加入我所創辦的台灣兒童福利協進會,至今仍然有各種間接連繫,我們前一陣子還收到他送的一本書...你想,我會罵他嗎?</text:span></text:p>
      <text:p text:style-name="P2"><text:span text:style-name="T1">我對他不曾有不敬之意. 我們批評一個人的某些言行,並不等於因此否定這個人的品格;我們更不應該永遠只是根據 "立場" 來決定誰是敵是友誰是好人誰是壞人.</text:span></text:p>
      <text:p text:style-name="P2"><text:span text:style-name="T1">xx 兄不曾真正認識我,當我講的話正好合乎你們所謂台灣人的立場時,你們就說我純潔勇敢正義,當我講的話不合你們的意時,你們就說我變節. 可我變啥節呢? 昔日同志有幾個如我一般之 "資歷" 而至今仍然不沾政治一點好處者? 幾乎所有人都當官了不是嗎? 看到他們甚至看到一些 "年資" 遠低於我者,我都還得喊 "長官好" 呢!</text:span></text:p>
      <text:p text:style-name="P1"><text:span text:style-name="T1">睡觉的番薯 | 2007.08.26 22:50 | </text:span><text:span text:style-name="T2">#</text:span></text:p>
      <text:p text:style-name="P3"><text:span text:style-name="T1">　　　　　　　　　穿透黑暗的不是眼睛，而是耳朵　　　　　　　　　——写在香港大学音乐会前后</text:span></text:p>
      <text:p text:style-name="P3"><text:span text:style-name="T1">　　文/何力</text:span></text:p>
      <text:p text:style-name="P4"/>
      <text:p text:style-name="P3"><text:span text:style-name="T1">　　这些事使我开始怀疑起我对「人性本善」的根本信念。这一切应该被制止。我想，如果我们能抛弃我们所拥有的一切，甚至奉献生命来制止这一切，那应该是一个不错的做法；我不再认为这是偏激的。　　——《若雪书信》 译者：李</text:span><text:span text:style-name="T3">鉴</text:span><text:span text:style-name="T1">慧 王怡静 陈真</text:span></text:p>
      <text:p text:style-name="P3"><text:span text:style-name="T1">　　“会这样的么？——不至于此罢？……”　　　—— 鲁迅《为了忘却的纪念》</text:span></text:p>
      <text:p text:style-name="P3"><text:span text:style-name="T1">　　这乐器扫除法西斯。　　——Woody Guthurie</text:span></text:p>
      <text:p text:style-name="P3"><text:span text:style-name="T1">一，</text:span></text:p>
      <text:p text:style-name="P3"><text:span text:style-name="T1">　　若雪——感谢陈真兄为 Rachel Corrie译了这么好的一个中文名字。这名字本身就让人情不自禁的觉得若雪始终活在我们周围。</text:span></text:p>
      <text:p text:style-name="P3"><text:span text:style-name="T1">　　在若雪离开人世四周年的第二天，特立独行的香港新闻工作者张翠容挂起一阵旋风把我吹向香港。当我带着吉他初入天空的怀抱，不过离开大地几千公尺，便觉和平弥漫寰宇，仙境近在咫尺。正欲伸手触摸，忽然阴云密布，暴雨倾盆而下——和平洒落雨点般的炮弹，泪流满面的人用不着打伞。但，至少可以歌唱。</text:span></text:p>
      <text:p text:style-name="P3"><text:span text:style-name="T1">　　2007年3月23日，《和平音乐会：追念你我不知道的和平工作者之死》在香港大学Global Lounge举行。围绕它，还在Visage club、皇后码头、香港电台、香港浸会大学、香港伊斯兰中心、Club O、大屿山、独立媒体等地留下了心灵的音符和若雪的气息。</text:span></text:p>
      <text:p text:style-name="P3"><text:span text:style-name="T1">　　我想，作为一个音乐工作者我是幸福的，我写下的歌曲是幸运的。感谢翠容为此不惜劳苦近一年的时间策划，并耗去大量精力安排好诸方面的事务；感谢香港大学通识教育部总监周伟立先生促成这一次和平音乐会——您们的慷慨支持和资助于我将受用一生。</text:span></text:p>
      <text:p text:style-name="P3"><text:span text:style-name="T1">　　这一切离不开《纪念若雪巴勒斯坦资讯网》。去年春天，陈真兄转来翠容的电邮，她有意将在网络上偶然听到并深受感动的《第一支歌（Rachel Corrie之歌）》放在她拍摄的和平运动记录片里，并谈到以后可以合作，令我感受到一种莫大的鼓舞。</text:span></text:p>
      <text:p text:style-name="P3"><text:span text:style-name="T1">　　几年以前，我读到索飒女士的《丰饶的苦难》——拉丁美洲笔记一书，认识了比奥莱塔·帕拉，维克多·哈拉等令我一生都会崇敬的名字，开始常常琢磨Woody Guthurie说的“这乐器扫除法西斯”的真切含义。当你不无悲哀的感受着“人”在资本和利润的盘算下，犹如一头拉磨的驴被蒙上眼睛，脖子上挂着一束诱人的花草不停的旋转的时候；当你不得不面对与大同世界背道而驰的全球化之磨不是人类的福音而是鬼魂的诅咒的时候——凡是活人至少该有一种人生的终极抉择。我也开始怀疑——难道就这样被</text:span><text:span text:style-name="T3">杂</text:span><text:span text:style-name="T1">草诱引卷入制造</text:span><text:span text:style-name="T3">杂</text:span><text:span text:style-name="T1">草的行列？抑或，“吃的是草，挤出来的是牛奶”将演绎资本时代我等芸芸众生的宿命？即使这一切可以见怪不怪，但不骗人易，不骗己却难。耳边响起俄国人迦尔洵的话：人世间最恶劣的谎言就是自己欺骗自己。</text:span></text:p>
      <text:p text:style-name="P3"><text:span text:style-name="T1">　　怎么办？一个与诗歌为伍的年轻人能怎么办？阿尔贝·加谬说哲学的根本问题是自</text:span><text:span text:style-name="T3">杀</text:span><text:span text:style-name="T1">与否。凡人都紧握好死不如赖活的救命稻草，这是本能。但当赖活被逼成为众人求生的常态，或已无意识的成为人生的主流——这世界、这人生还有什么指望？</text:span></text:p>
      <text:p text:style-name="P3"><text:span text:style-name="T1">　　感谢命运。当我徘徊在世俗世界的十字路口，李</text:span><text:span text:style-name="T3">鉴</text:span><text:span text:style-name="T1">慧女士的《建立人民观点》一文，带我抵达了《纪念若雪巴勒斯坦网》。自此这世界和这人生又有了星辰和光亮，给了一个歌者足够的动力直面惨淡的人生并唱出自己的心声。透过这个网站，我看到了文字背后的一颗颗心灵——我们未曾见过面却似乎心有灵犀；我们未曾有过任何联系，却有着相似的悲伤和欢乐；我们</text:span><text:span text:style-name="T3">远</text:span><text:span text:style-name="T1">隔千山万水，却珍爱着这个星球上同样的事物。</text:span></text:p>
      <text:p text:style-name="P3"><text:span text:style-name="T1">　　透过这个网站，我也才解惑，碾向若雪的推土机其实早已驶入如我般沉默的凡人的生活——若雪阻挡的，原来并非仅仅是摧毁平民房屋的推土机，而是摧毁“人性本善”的根本信念，碾向人心的正义和良知、责任和尊严的巨兽。</text:span></text:p>
      <text:p text:style-name="P3"><text:span text:style-name="T1">　　2005年4月，完成若雪之歌一个中午，我接到了刚抵北京的若雪网站的同仁张</text:span><text:span text:style-name="T3">远</text:span><text:span text:style-name="T1">波和谭砚文夫妇的电话，便带着刚刻好的光碟径直从录音棚去了北大资源宾馆。我们的见面如重逢的友人，我也第一次面对面的感受到来自网站同仁的善意和热情。5月16号，杰出的电脑专家丽钧将3首歌曲传上了网。</text:span></text:p>
      <text:p text:style-name="P3"><text:span text:style-name="T1">　　2006年12月，翠容来到北京，我亲眼见到了心目中活着的若雪。我听着她从世界各地带回来的音乐感慨万千。古人说：“乐者，天地之和也”，我想她铤而走险致力于描述世界的真实，一定是因为她用心听到了战火和谎言背后的世界音乐。我看到她冒着生命危险拍下来的记录片，看到了在以巴地区打工的中国同胞，在毫不知情的情况下被招来修建隔离墙，置于冲突双方，甚至献出了生命。我读到了她的书，读到了“她不停的奔跑于死亡与战乱和充满谎言的世界之中，一直不被描述的”真实。</text:span></text:p>
      <text:p text:style-name="P3"><text:span text:style-name="T1">　　Woody Guthurie说：民歌的精髓是匡护正义。留在上个世纪的Guthurie不曾想到，在21世纪，混淆是非成了知识分子和艺术家的拿手好戏！遑论正义？甚至如Bob Dylan者，也站在即将命丧越南战场的美军的角度唱：“Knock,knock, knockin' on heaven's door”——多少无辜越南平民和妇女儿童被美军送入地狱成为冤魂，而</text:span><text:span text:style-name="T3">杀</text:span><text:span text:style-name="T1">人者却在敲响天堂之门？！</text:span></text:p>
      <text:p text:style-name="P3"><text:span text:style-name="T1">我不断重复的用心看着翠容的书，不断重复着她走过的世界。在激动、愤怒、扼腕长叹之余，内心也泛起了阵阵波澜以至难以释手、释怀。正如她说：“我感到这并不是个怎么美丽的世界，但我们仍须奋斗。”我想，她和若雪一样，是在用生命谱写着给全人类的家书。</text:span></text:p>
      <text:p text:style-name="P3"><text:span text:style-name="T1">我有幸成为她奋斗的一部分，带着几年来写下的作品去往香港参加和平音乐会的演出，“一同透过音乐向那些一同透过音乐向那些為和平倒下的人士，献上我们华人崇高的敬礼，為香港增添一幅动人的人文风景。”无论如何，这是我音乐生涯中重要的一页。</text:span></text:p>
      <text:p text:style-name="P1"><text:span text:style-name="T1">睡觉的番薯 | 2007.08.26 22:46 | </text:span><text:span text:style-name="T2">#</text:span></text:p>
      <text:p text:style-name="P2"><text:span text:style-name="T1">二，3月17号</text:span></text:p>
      <text:p text:style-name="P2"><text:span text:style-name="T1">　　香港黄昏的天空洒落细微阵雨。翠容、陈宁带我们穿行在著名的蓝桂房摩肩接踵的人流中。我们的步伐换上了香港的节奏，几乎是一路小跑跟着翠容终于到达了目的地——中环的Visage club。</text:span></text:p>
      <text:p text:style-name="P2"><text:span text:style-name="T1">　　此地为一据点，每月有一次自发的诗歌和音乐的聚会，里面坐着一些陌生而熟悉的面孔——黄仁魁、思乐维、芳子等诗人、文化人和音乐人。两位上了年纪的吉他大师在即兴表演，古典吉他扫和弦，匹克吉他奏solo，其中弹古典吉他的歌者是来自美国常驻香港的朋友，他不断的为BLUES的旋律配上轻松幽默的国语歌词，听的耳朵颇为新鲜。</text:span></text:p>
      <text:p text:style-name="P2"><text:span text:style-name="T1">　　不久，打破了初次见面的顾忌，开怀畅弹。因为待了一会儿我就发现，在场的每一个人都是音乐家，BLUES、JAZZ、广东歌、京剧、新疆民歌交叉其中，一人开场众人和。晚来的JEFF大哥更是二胡高手，即兴的感觉一流，很快就俘获了我的耳朵不停的随着他去。还有思乐维的诗歌以及她和芳子充满激情的和音和伴唱更是给人无限回味……</text:span></text:p>
      <text:p text:style-name="P2"><text:span text:style-name="T1">　　吉他到了我手里，我弹响了此行的第一曲《雨》。这是去年6月在北京的暴雨和罕见的雷鸣中完成的却是我最宁静的一支曲子。记得临出发前，母亲一再嘱咐我，你去香港的演出就拿这首作开场曲吧！接着是“在路上”，“若雪之歌”，“兄弟”……这一夜，香港朋友们的热情深深地感染了我，让我这个陌生客完全卸下了包袱。</text:span></text:p>
      <text:p text:style-name="P2"><text:span text:style-name="T1">3月18号　</text:span></text:p>
      <text:p text:style-name="P2"><text:span text:style-name="T1">　　3－18大游行。我们将参加游行结束后在皇后码头举行的《我们的家园音乐会》。　　中午时分，独立媒体的朋友来旅馆接我们。我们拿上乐器来到街上不知不觉就走进了关注环境、保育、空间与人口规划的游行队伍，从湾仔走向皇后码头。我发现这是一次千载难逢的“观光”——香港的市民、街道和建筑就这样一一流入我的视线和心中。我更有幸相识了冯惠卿老师。她边走边为我这个初来乍到者讲解香港的历史，详尽入微，我们越谈越投机，分享着彼此的感受和希望。因为我手中的吉他比较沉，她还不时的抢着为我分担。走在人群中，我惊讶于生命中的无奈和悲伤已逃之夭夭，潮润的眼睛一再映出人世的美好。我充满了放声高歌的冲动，内心充满了久违的喜悦。</text:span></text:p>
      <text:p text:style-name="P2"><text:span text:style-name="T1">　　冯老师是香港一所中学的老师。我说，您的学生一定为有您这样的老师而骄傲。我的声音充满了羡慕。从那一天起，她成了我心中的香港形象大使，盖住了无处不在香港明星们的脸。</text:span></text:p>
      <text:p text:style-name="P2"><text:span text:style-name="T1">　　皇后码头。一个戴眼睛的兄弟找到了我，他是独立媒体大名鼎鼎的朱凯迪。我们沟通好要演唱的曲目。他用广东话介绍我们出场。我和孙建喜操起乐器登上了码头。没有在异地的生疏，没有演出前的紧张，就象在自己家里，一切都自然的开始了：我们为了和平来到香港，来到皇后码头，献上我们为若雪写的歌，她为了阻挡拆毁民房而被推土机辗过献出了生命。琴声响起，调音师逐渐把音量开到了最大，海风和潮水似乎压低了声音，不是为了我们，是为了若雪……</text:span></text:p>
      <text:p text:style-name="P2"><text:span text:style-name="T1">　　晚上回到旅馆，久久不能入睡。皇后码头也在我生命中留下了痕迹。我虽然也疑惑，作为殖民的象征该彻底拆除；作为历史见证该保留。然而事实却是“资本”的另有用心，而民众始终蕴涵着悲壮和不屈的承受。承受！没有亿万劳动者的承受，无私的奉献，很难想像这个星球今天会是什么样子。</text:span></text:p>
      <text:p text:style-name="P2"><text:span text:style-name="T1">　　听着窗外的传来的风声，送来海洋的气息。承受，也蕴涵着清醒和希望，我轻拍者自己的胸膛独自低唱：　　“我就出生在你要我出生的房子里，　　　我就住在你要我居住的城市；　　　我就活在你要我活着的国家，　　　我将被埋在你要我消失的地方。”</text:span></text:p>
      <text:p text:style-name="P2"><text:span text:style-name="T1">3月19号</text:span></text:p>
      <text:p text:style-name="P2"><text:span text:style-name="T1">　　上午起床练琴。这几天只要时间允许都会争取把演出曲目过一遍。在弹奏《第一支歌》尾奏的时候，脑子里突然闪出一段旋律，便唱了出来：5-5/4-4/3-3/2--/i-i/7-7/676/5--……很快成为整支歌不可分割的部分。从今天起，这首歌又多了一段副歌，这是一个好的兆头。</text:span></text:p>
      <text:p text:style-name="P2"><text:span text:style-name="T1">　　下午，和翠容在香港电台，见到了周兆祥博士。周博士热情、开朗、健谈，已出版了一百二十多种书籍，还是专业的英文翻译。他在2005年离开大学的工作岗位，全情投入绿色生活教育基金项目「Club O」的工作，定期主持「绿色新人类」电台节目，我们有幸接受他的访问。</text:span></text:p>
      <text:p text:style-name="P2"><text:span text:style-name="T1">　　在电台下的餐厅边吃边聊，谈到节目安排和内容，周博士看了我写的歌词马上答应帮我翻译。翠容说何力真幸运啊，碰到专业翻译的援助。我也只有乐呵呵的说谢谢的份儿。</text:span></text:p>
      <text:p text:style-name="P2"><text:span text:style-name="T1">　　8：00，周博士与何翠峰小姐主持的《绿色新人类》节目直播正式开始。何小姐和周博士主持，翠容介绍了若雪、巴勒网以及将要举行的和平音乐会。节目做的很放松，弹琴唱歌也很自在。我听着周博士用广东话介绍我的歌词给香港电台的听众，感觉学了不少广东话。我很喜欢电台里自弹自唱直播的感觉，播音间很安静，而且没有录音棚里那种高贵而冰冷设备。电台里的机器都是温暖的，它凝聚着从听众传来的温度。</text:span></text:p>
      <text:p text:style-name="P2"><text:span text:style-name="T1">　　9：00，节目结束。在电台会客厅碰到曾打电话邀请我参加皇后码头音乐会的小桦。翠容还介绍我认识了在那里的长毛（周国雄），他写下电话并留言：“全世界无产者联合起来”。后来说好要去拜访他，可是因故未能成行。看来，无产者的联合还需要时间。</text:span></text:p>
      <text:p text:style-name="P2"><text:span text:style-name="T1">　　周博士送我们到车站，走在香港的风中，周博士说这是外蒙古的风，吹到香港需要五六天的时间。我们又约好周六参加CLUB O的绿色活动，他还邀请我去海边的农场小住，让我这个出生在沙漠边缘却无比热爱大海的浪子心怀欢喜。</text:span></text:p>
      <text:p text:style-name="P4"/>
      <text:p text:style-name="P2"><text:span text:style-name="T1">3月22号</text:span></text:p>
      <text:p text:style-name="P2"><text:span text:style-name="T1">　　中午。我们赶去参加香港大学演出前的分享会。　　换了几次车，包括穿越海底隧道，来到香港大学。又爬了很多台阶，换了两次电梯来到分享会的地点——明华综合大楼T6讲室。</text:span></text:p>
      <text:p text:style-name="P2"><text:span text:style-name="T1">　　学生事务署的庄陈友处长和方老师热情的迎上前来。讲室大屏幕上的投影是纪念若雪巴勒网站的首页。第一次来香港大学便在大屏幕上看到若雪网，我的内心有一丝不易察觉的颤抖，打电话给陈真兄的冲动。多么希望陈真兄和</text:span><text:span text:style-name="T3">鉴</text:span><text:span text:style-name="T1">慧学姐这一次能和我们一起同行。会有那么一天吧！我还期待着听到陈真兄演唱版的若雪之歌呢！</text:span></text:p>
      <text:p text:style-name="P2"><text:span text:style-name="T1">　　翠容播放了拍摄的记录片，介绍了相关音乐会的背景以及纪念若雪巴勒斯坦网。我本来临出发前写了一分讲稿，可是一上台就发现讲稿太长了，而我又是如此拙于演讲，于是拿起吉他，静静的唱了三首歌。</text:span></text:p>
      <text:p text:style-name="P2"><text:span text:style-name="T1">　　庄陈友处长说，今天来的学生虽然不多，但都是有心人。庄处长双眼完全失明，但是这个世界他看的很清楚，而且完全听懂了我的音乐。当他握着我的手，我希望他也感受到了我的感激和敬佩之情。</text:span></text:p>
      <text:p text:style-name="P2"><text:span text:style-name="T1">　　后来大家自由交流。参加分享会的来者中有因为听过翠容的一次讲座而一直跟随她的学生；有在香港大学学习房地产的内地女生；另有两个女生递上名片，原来是乐施会的黄美瑛和苏育欣姊妹——她们专程从外赶来参加这个分享会。实际上，她们已经在香港的中学开始举办关于和平的讲座，并准备推广到小学。可惜时间不凑巧，我不能参加她们的活动，但我很感谢她们。还有香港大学出版社的乐美志编辑，告诉我他正在策划一本关于和平的图书，希望能够有机会合作。</text:span></text:p>
      <text:p text:style-name="P2"><text:span text:style-name="T1">　　分享会结束大约四点多了。我们在方老师的带领下去熟悉Global Lounge的演出场地，又在隔壁的排练室聚会。</text:span></text:p>
      <text:p text:style-name="P2"><text:span text:style-name="T1">　　特地赶来的明报摄影记者秦伟大哥一见面就说，“哦，你就是何力啊？”我说：“是”。我们握手之后就熟识了。他是一个很好的人，热情、睿智，走遍了世界许多地方，可惜没有时间长聊。谈到若雪，我说咨询这么发达的时代，若雪牺牲两年后才知道，我很羞愧。秦大哥说，那我可怎么办？两年后才知道你都很羞愧，可我今天才知道啊，我该怎么办？</text:span></text:p>
      <text:p text:style-name="P2"><text:span text:style-name="T1">　　Madeleine，芳子也都陆续赶来，帮我们明天的演出出谋划策。Madeleine还带了一堆饮料和食物声援我们。据翠容介绍，她的父母都是和平工作者，她现在是香港出色的诗人和摄影师。我们后来成了很好的朋友，她送给我的诗集扉页上写着：“music is our language , the body of peace”。</text:span></text:p>
      <text:p text:style-name="P2"><text:span text:style-name="T1">　　再后来，我见到了我的同行——香港噪音合作社的创办者billy，并听到了他的歌。我们彼此欣赏，因为听到了对方音乐里人的气息。</text:span></text:p>
      <text:p text:style-name="P2"><text:span text:style-name="T1">3月23号</text:span></text:p>
      <text:p text:style-name="P2"><text:span text:style-name="T1">　　中午，香港浸会大学。刘佩君老师和她的同事已经安排好了场地，幕布上播放着翠容拍摄的和平运动记录片。我看到宣传海报上是若雪和Tom Hurndall的简介和照片，以及相关网站的地址。</text:span></text:p>
      <text:p text:style-name="P2"><text:span text:style-name="T1">调好话筒，拿起吉他——第一支歌；兄弟；在路上。一开始有十来位老师和同学，后来又有十几位加入进来。翠容开始了讲座和记录片的播放，讲着讲着却忽然哽咽。我看到人群中不知什么时候已经多了几双因饱含热泪而发红的眼睛（其中就有刚认识刘佩君老师），有手帕在擦去眼角的泪痕。</text:span></text:p>
      <text:p text:style-name="P2"><text:span text:style-name="T1">　　话筒递到我手里，从纪念若雪巴勒网讲起。这一次，我讲到了美国Nirvana乐队的主唱Curt Cobin。Cobin曾经在一首歌里唱：“我的心碎了，可是我有胶水”，然后向自己开了一枪，抛弃了我们的世界。我很偶然的发现他和若雪是同乡，都来自奥林匹亚。一丝不易察觉的叹息自空中划过……</text:span></text:p>
      <text:p text:style-name="P2"><text:span text:style-name="T1">　　之后，和浸大师生短暂的交流，陈中禧老师热情的发言。我不得不说，我在香港遇见了最好的朋友和听众，也获得了在自己选定的路上进行下去的无穷动力。</text:span></text:p>
      <text:p text:style-name="P2"><text:span text:style-name="T1">　　告别了浸大的师生，我们赶往香港大学，又是爬台阶换电梯的抵达了GlobalLounge。</text:span></text:p>
      <text:p text:style-name="P2"><text:span text:style-name="T1">　　6点。香港大学。音乐会准时开始。打开盒子，取出吉他，打开喉咙，取出自己的心，……若雪，翠容，纪念若雪巴勒斯坦网……诗朗诵，音乐，呼吸声，掌声……从失语到写作，从沉默到歌唱，从绝望到行动…… 我要特别感谢翠容、周伟立和庄陈友先生，方老师和来到现场的朋友们——你们的理解和支持，将使我在这条路上继续走下去；谢谢你们的掌声……</text:span></text:p>
      <text:p text:style-name="P2"><text:span text:style-name="T1">　　许是得道多助，不曾想到今天的乐队获得了空前的壮大，除了我的吉他，孙建喜的手鼓，独立媒体Grace送给我们的韩国鼓，JEFF兄的二胡，孔繁强（BILLY）的短笛和箫，MEDELINE和芳子的和音源源不断的声援而来……</text:span></text:p>
      <text:p text:style-name="P2"><text:span text:style-name="T1">　　《雨》单独拿来作了开场曲。另外分三批唱了准备好的9首歌曲。中间穿插了翠容的记录片，Madeleine、芳子、Sayed的诗朗诵，还有billy的歌……</text:span></text:p>
      <text:p text:style-name="P2"><text:span text:style-name="T1">　　香港大学的同学也和我们互动，一位同学拿着一件来自乌兹别克的民族乐器和乐配歌。香港中文大学的两位学生朗诵了他们的诗歌。我静静的听着，享受着眼前的一切……</text:span></text:p>
      <text:p text:style-name="P2"><text:span text:style-name="T1">　　9点多演出结束。庄陈友先生请我们一帮人马宵夜。回到住处已是深夜2点多，最重要的演出结束了，可以放松一下，任思绪飞来飞去，但还是绕不过和平。　　我一直在比较和平主义者和人肉盾牌的区别。我始终不明白，和平怎么会变成一项“慈善”事业，要求口蜜腹剑的屠夫和全球化的军火商手里的一点慈悯……我想起若雪——人肉盾牌不是所谓泛泛的和平主义者而是和平的乞丐，宛如一个为了孩子的生存和学业出外讨饭的母亲，而孩子却不会理解母亲的辛酸。这个“发现”令我无比痛心。　　一枚炸弹似乎在我胸口爆炸了，因为我听到了无辜的冤魂的哀鸣，看到了死不瞑目的人眼里的泪光，日夜思念恋人的青年绝望的脸，还有失去孩子的母亲和失去母亲的孩子，裸体反战……　　很久很久，四周复归静寂，我听到了音乐，只有音乐。非洲有一句谚语：穿透黑暗的不是眼睛，而是耳朵。</text:span></text:p>
      <text:p text:style-name="P4"/>
      <text:p text:style-name="P2"><text:span text:style-name="T1">3月24号</text:span></text:p>
      <text:p text:style-name="P2"><text:span text:style-name="T1">　　急忙赶到九龙旺角Club O，已是3点多。映入眼帘的是Club O门前的小广告：　　和平音乐会——分享跨国界和平音符诗篇纪念倒下的和平工作者:　　　　Rachal Corrie (若雪)，Tom Hurndall　　演唱嘉宾：何力、孙建喜　　伴奏： Victor D'Aquino、廖崇兴、孔庆玲等　　主持：张翠容、周兆祥</text:span></text:p>
      <text:p text:style-name="P2"><text:span text:style-name="T1">　　我不知该怎么描述在Club O演出的情景，但这一天在Club O的时光令我终生难忘，凝固在了我的血液里。人群中每一张若隐若现的面孔，为我送上的赞美和祝福，令我回忆时都忍不住感动。人手一份拿着周博士早已叫人打印好的歌词，我们近5、60人一起唱着若雪之歌。这生命中少有的时刻我铭记在心，它让我有毅力去面对无奈和悲伤。</text:span></text:p>
      <text:p text:style-name="P2"><text:span text:style-name="T1">　　演出结束，基金会的副主席孔庆玲女士拉着我的手说，你知道吗？你在演奏《雨》的时候，香港的天空下起了雨，这叫天人感应。那一天，香港确有雨。后来，周博士的BLOG里有一位网友留言——One Response to “齐唱和平之歌，大恨里颂扬大爱”on 26 三月 2007 at 12:40 pm1 catcat——</text:span></text:p>
      <text:p text:style-name="P2"><text:span text:style-name="T1">　　这个下午，為我生命留下难忘的印记，两位音乐原创者，现场唱出的已不再　　是歌词，音符， 而是大地的雷电闪烁，　　在旺角这块小小的方圆，震撼了天地，　　她Rachel没有死去，　　她的无言触动了眾生，　　她的血泪滋养了枯乾的心　　她…</text:span></text:p>
      <text:p text:style-name="P1"><text:span text:style-name="T1">friend | 2007.08.26 22:45 | </text:span><text:span text:style-name="T2">#</text:span></text:p>
      <text:p text:style-name="P3"><text:span text:style-name="T1">匆匆忙忙忘了寫上這幾句話：王陽明一文完全轉貼自網路</text:span></text:p>
      <text:p text:style-name="P1"><text:span text:style-name="T1">睡觉的番薯 | 2007.08.26 22:43 | </text:span><text:span text:style-name="T2">#</text:span></text:p>
      <text:p text:style-name="P2"><text:span text:style-name="T1">三，　　当音乐响起，我知道我终于可以放下文字了。一直以来，总觉得音乐和文字是冲突的。当我拿起一个，就得放下另一个。当我选择了一方，另一方就要被冷落甚至要受到伤害。虽然常常写着写着，竟会忘了自己是在写字还是在弹琴？什么是音乐？什么又是文字？</text:span></text:p>
      <text:p text:style-name="P2"><text:span text:style-name="T1">　　　　因为穷，因为苦，疼爱上了一棵草　　　　这棵草却被火烧掉了　　　　……心里很难过，却说不出来　　　　别人难过可以说给父母听　　　　我难过只能说给山，说给树……　　　　可走到山上，眼泪却没地方流</text:span></text:p>
      <text:p text:style-name="P2"><text:span text:style-name="T1">　　2002年9月，在云南途经小眼井村时我听到了这首普米族悲凉的《苦年歌》。从此无论我走到那里，它始终都在伴随着我。这首歌里个体的悲剧是否终将演化成人类集体的命运？我不知道。但这首歌却给了我一个标准，它让我不断的张开心耳去聆听，拨响手中的吉他去探寻——这人类、这尘世还有许多真正的歌没有被听到，还有没有被唱出来。</text:span></text:p>
      <text:p text:style-name="P2"><text:span text:style-name="T1">　　当娱乐的磨盘日复一日的腐蚀和讹诈艺术，犹如压向若雪的推土机般轰隆隆的压向人性的良知和尊严，伴随着肉体和灵魂的碰撞和撕裂，当我目睹“人”娇小的身躯和高贵的灵魂，在“独立思考”以后将“娱乐”定为“本质”，我就像看着一头动物用出恭的愉悦来证明人类的艺术。我在想，若人的确需要音乐的娱乐功能，若娱乐是人生不可缺少的一项，就让音乐的思想传承和文化批判功能成为真正的娱乐吧！</text:span></text:p>
      <text:p text:style-name="P2"><text:span text:style-name="T1">　　回想自己的寻找音乐之旅，听遍了从长城内外到安第斯山脉，从撒哈拉到塔克拉玛干，从京剧到木卡姆的民间旋律和节奏，从瞎子阿柄、陈达到土尔迪阿洪，——我是多么幸运，有幸诞生在孕育了伟大的京剧、秦腔、花儿、木卡姆等伟大民间艺术家的土地上。</text:span></text:p>
      <text:p text:style-name="P2"><text:span text:style-name="T1">　　当人道和畜道的界限越来越暧昧，却不是史怀泽先生所说的要将爱遍及所有物种，而是人要向着动物学习放弃人之为人的责任和尊严，代之以贪婪和感官的享乐，这是多么令人羞耻的感受！那些鼓吹弱肉强食、丛林法则的人们也许不会想到——人类更需要向袋鼠学习哺育自己的婴儿，向孝鱼学习孝顺自己的母亲，向蚂蚁学习团结合作，向孔雀学习舞蹈——若这些物种将来有幸没有灭绝。令既得利益者乐不思蜀的丛林法终究不是常态，它背后的虚无和堕落就是最野蛮的原始人也会惟恐避之不及。我们不是要将自己降低到动物的标准，而应提升自己到动物的高度——若我们真是21世纪的文明人！　　　我一次又一次等待着秦腔中的苦难和怒吼、塔克拉玛干沙漠欢快的鼓声和悲剧的歌词在我心里爆炸的时刻，那是我灵感的源泉，创作的起点。世界在变，但是没有变的更好，也没有变得更坏。即使我写下了“一个男人娶了世界上所有的女人，大家才会成为一家人吗？一个男人娶了世界上所有的女人，大家才会成为一家人吗？”这样荒诞的疑问，但我仍然怀抱“全人类皆兄弟姊妹”的信念，坦然面对一切困惑和挫折。何况在“兄弟”的后面又多了“姊妹”，要感谢翠容的提醒——兄弟？那我们呢？“姊妹”是她为我加上去的……</text:span></text:p>
      <text:p text:style-name="P2"><text:span text:style-name="T1">　　音乐会结束之后，我有幸认识了翠容的朋友成知球大哥，并在他的住处所在地美丽的大屿山度过了难忘的两天。　　又受邀在香港伊斯兰中心作了一次和平音乐演出，这是该中心第一次举办音乐活动，促成这次活动的黄淑婷女士是致力于宗教交流的优秀穆斯林女性，令人尊敬而钦佩。她当场将我的歌词翻译成广东话和英语，把若雪介绍给伊斯兰中心来自世界各地的听众。　　之后，又在香港大学作了一期庄陈友先生亲自主持的大学电台节目。其它的时间，在翠容温暖的客厅里一遍遍的听她和coco都喜欢的我未出版的CD唱片里的《飞鸟的情歌》以及巴勒斯坦民歌，犹太民歌，拉美民歌……直到3月30日，在翠容充满睿智的教导和善意的嘱咐下，告别了已经不再陌生的香港飞回北京。</text:span></text:p>
      <text:p text:style-name="P2"><text:span text:style-name="T1">　　北京的太阳下面吊着几簇乌云，北风轻轻吹，我感到疲惫。太多的思绪，反刍着这一次行程。香港大学、尖沙嘴、中环、独立媒体、湾仔、皇后码头、大屿山，大游行等等都那么清晰的闪现在面前，充满了一种光亮，我需要这光……</text:span></text:p>
      <text:p text:style-name="P2"><text:span text:style-name="T1">　　读着新拿到的翠容的书，我一次次的感到自己在读新世纪的人类、人性、人权、人心的历史。我也不断的想到对学文学的我无处不在的伟大的鲁迅、作为男人的鲁迅、看透了人性的鲁迅。但是，也许这个男权主导的世界已经无力打破鲁迅比喻中的铁屋。歌德说“永恒的女性，引导我们上升”。我只有拿起吉他独自歌唱和排练：　　　　男人，我以为你是钢铁，其实你是泥土　　　　女人，我以为你是蝴蝶，其实你是鲜花</text:span></text:p>
      <text:p text:style-name="P2"><text:span text:style-name="T1">　　有一夜终于睡着了，半夜忽又醒来，拿起《大地旅人》，看到翠容描述在伯理恒主诞堂的情景——“星光从弹孔里射进来，那一线的希望。”我似乎第一次读懂了“希望”。脑海浬浮现出翠容坐在自己的家门口写专栏的情景，阳光照在她身上，那么洁白，那么温暖………</text:span></text:p>
      <text:p text:style-name="P2"><text:span text:style-name="T1">　　若雪是那星光；人类的良知、善意和热情是星光。而音乐于我也是一束星光，一切才刚刚开始……罗素曾经说，从视觉上来说，那些被我们看到的星光已经在我们的体内。</text:span></text:p>
      <text:p text:style-name="P2"><text:span text:style-name="T1">　　打开邮箱，接到浸会大学陈中禧老师发来的电邮：十分多谢您们来浸大分享您们的感受及歌声。您们做的一切, 都不会徒然的, 因為您们的努力, 世界便会变好。因為您们的爱心和勇气, 活出了人的良知, 世界才会变得美好……这些字迹，看上去那么熟悉，犹如我初识陈真兄，</text:span><text:span text:style-name="T3">鉴</text:span><text:span text:style-name="T1">慧学姐，丽钧等同仁，第一次读到若雪家书时的心声。</text:span></text:p>
      <text:p text:style-name="P2"><text:span text:style-name="T1">　　常听人说不相信历史，因为历史是个少女，任人打扮。又说，一切历史都是当代史。但，一切历史何尝不是心灵史。若雪所做和人心有关，她面对的特制推土机摧毁的将不仅仅是难民的平房，而是整个人类坚实的胸膛；它辗过的将不仅仅是自己23岁的年轻生命，而是她对整个人类的信心和已沦落为“难民”代名词的良知和「人性本善」的根本信念。</text:span></text:p>
      <text:p text:style-name="P2"><text:span text:style-name="T1">　　临去香港前曾写了几行文字，在回来后为它谱了曲，我知道它属于音乐会的一部分，属于若雪和Tom，属于感受到人性的善意和热情，被一种无形却神圣的纽带联结着的五湖四海的兄弟姊妹——</text:span></text:p>
      <text:p text:style-name="P2"><text:span text:style-name="T1">　　　　你所有的家当　　　　只是一个地球　　　　你全部的生命　　　　只是一次牺牲</text:span></text:p>
      <text:p text:style-name="P2"><text:span text:style-name="T1">　　　　你脚下有地球　　　　只因你寸步难行　　　　你体内有宇宙　　　　因为一颗心灵　　　　　……</text:span></text:p>
      <text:p text:style-name="P2"><text:span text:style-name="T1">　　请允许我谨在此衷心感谢：张翠容　　香港大学 周伟立、庄陈友、方老师、Elaine、冯演昭以及音乐会的调音师　　及所有现场工作人员　　香港电台 周兆祥、 何翠峰、陈浩伦　　香港浸会大学 刘佩君、陈中禧老师　　香港独立媒体 周思中、朱凯迪、COCO、grace……　　香港伊斯兰中心 黄淑婷，Muhamed Khan，杨大哥</text:span></text:p>
      <text:p text:style-name="P2"><text:span text:style-name="T1">　　Madeleine Marie Slavick(思乐雅)、秦伟、芳子、Sayed Gouda、陈宁　　孔繁强、JEFF、冯惠卿、David，杜维德、孔庆龄，Victor D'Aquino、廖崇兴　　成知球大哥和她的夫人以及在大屿山的朋友</text:span></text:p>
      <text:p text:style-name="P2"><text:span text:style-name="T1">　　 2007年8月中国◎北京</text:span></text:p>
      <text:p text:style-name="P1"><text:span text:style-name="T1">friend | 2007.08.26 20:27 | </text:span><text:span text:style-name="T2">#</text:span></text:p>
      <text:p text:style-name="P3"><text:span text:style-name="T1">王陽明的遺言，「此心光明，亦復何言？」</text:span></text:p>
      <text:p text:style-name="P3"><text:span text:style-name="T1">王陽明，名守仁，字伯安，浙江餘姚人。因晚年愛越城東南二十里之會稽山陽明洞，築室以居，自號陽明子，學者乃稱陽明先生。</text:span></text:p>
      <text:p text:style-name="P3"><text:span text:style-name="T1">陽明生於明憲宗成化八年〈公元一四七二〉九月三十日，祖母岑夢神人衣緋玉雲中，鼓吹送兒授岑，岑驚醒，已經聞到孩兒啼聲，故祖父竹軒公命名「雲」。相傳陽明的母親鄭氏懷胎十四個月才生下他，但陽明五歲還不會說話。一天，與羣兒嬉戲，有一僧人經過，曰：「好個孩兒，可惜道破」，竹軒公悟，便更今名，即能言。</text:span></text:p>
      <text:p text:style-name="P3"><text:span text:style-name="T1">陽明幼年聰穎過人，他開始學說話時，一日忽然誦出祖父平日所讀過的書句，家人驚訝並問之，答曰：「聞祖讀時，已默記矣。」可見王陽明「過耳成誦」的能力之異於常人。</text:span></text:p>
      <text:p text:style-name="P3"><text:span text:style-name="T1">陽明的一生，約可分為三個階段：一、二十八歲以前，是他憧憬聖學，追求做天下第一等人第一等事的萌芽時期，他本著自己對社會，對政治上的熱血和執著，以及憑著他那股自傲和自我擴張的理想，他堅持要做對國家及社會人民有所幫助的建樹。</text:span></text:p>
      <text:p text:style-name="P3"><text:span text:style-name="T1">思想上，這還是他的摸索階段。二、二十八歲舉進士以後到四十四歲，期中經過貶謫至龍場，這是第二階段，這一階段陽明極端困厄，抑塞沉鬱，思想上，這則是印證的時期，也是他事業和學說成功的開始。三、四十五歲到五十七歲病逝軍中，是他建立事功和學術成熟時期，也是他講學立教的極盛時期。這是第三階段。</text:span></text:p>
      <text:p text:style-name="P3"><text:span text:style-name="T1">十二歲時，陽明正式就學塾師；十三歲，母親鄭氏卒，幼年失怙，這對他來說是一個很大的挫折。十五歲便與祖父出遊居庸關，那時已有經略四方之志。二十一歲參加鄉試，中了之後赴京師，他遍求朱熹遺書以讀之，讀著讀著，便興起一個念頭：何不實驗一下？於是他便真的「格」起竹子來，格了七天，道理沒領悟出來，反而生了一場病。於是他從此轉為研究辭章之學。他的思想起了一次變遷。</text:span></text:p>
      <text:p text:style-name="P3"><text:span text:style-name="T1">二十二歲時參加會試失敗，這是他第一次嘗到失敗的滋味，到了第二次會試依然落榜，這對自信的他來說，無疑是一種挫敗，但他坦然面對，從此他的個性和向上之心促成他偉大的成就和事功。</text:span></text:p>
      <text:p text:style-name="P3"><text:span text:style-name="T1">二十六歲的他開始學習兵法。他對於政府只得射騎摶擊之士，而不能收韜略統馭之才感到可惜，所以他開始留意武事，盡讀兵家的秘書。這對於日後他往綏靖南贛，平定宸濠，以及敉平匪亂，有相當深遠的影響。 陽明二十八歲在京師舉進士，觀政工部，這是他進入仕宦之途的開始。</text:span></text:p>
      <text:p text:style-name="P3"><text:span text:style-name="T1">但自從他擔任官職開始，他的職務便都是低瑣的、小而繁瑣的工作。在這樣抑鬱不得志的狀況下，他寄情於山水之中。三十五歲時，武宗新登基，大家都對新皇帝新政績懷抱著新希望，但是劉瑾等宦官亂政，以狗馬鷹犬歌舞角觝以娛武宗，武宗便鎮日沉迷於酒色，廢棄萬機，害得眾忠臣被奸臣所害，當然包括王陽明。王陽明因上疏替戴銑求情，又痛陳劉瑾等罪行，這讓劉瑾非常生氣，於是想辦法將陽明貶至貴州龍場，作龍場驛的驛臣。那是個蠻荒偏遠的地方，他憑著自己的意志力在那種蛇虺蚊蚋，充滿瘴癘之氣的地方生存下來，並且他教育那兒的蠻人，開導他們，教他們架木開棘以居。在這種環境下，陽明反而悟出了「心即理」之說，後來的致良知也是由此發出。從種種蔽障陷溺中超脫以後，他的心境慢慢轉坦。三十八歲則在貴陽主講貴陽書院，從這一年他才開始論知行合一之學。由是貴州學風大盛，至今若到貴州仍隨處可見「陽明洞」、「陽明祠」。這三年的謫居，使他超脫了一切障礙，格物致知、知行合一之論都是此時確立的。</text:span></text:p>
      <text:p text:style-name="P3"><text:span text:style-name="T1">到了四十五歲，也就是正德十一年，王陽明便開始一路陞遷，替國家立下不少功勞。第一，他巡撫南贛〈江西〉汀、漳〈今福建之長汀、龍溪〉等地〈四十五到四十七歲〉，剿平了四省邊境多年擾民的頑寇：第二，他平定了叛藩宸壕之變〈四十八歲〉，使東南半壁免於塗炭。第三，他征服思田〈廣西〉土酋〈五十六到五十七歲〉、開拓南疆，綏靖了邊陲。</text:span></text:p>
      <text:p text:style-name="P3"><text:span text:style-name="T1">他在這期間仍不停地上疏諫皇帝，以及請求返家，經過多次終於得到世宗的首肯，在陽明五十歲到五十五歲這個六年家居的生活，他在家講學，這段時間市他思想的成熟期，多方求學問的人也愈來愈多。而在五十六歲又再度奉政府之命到兩廣以及江西、湖廣地區征討，而這次的征討，是因為政府在無計可施的狀況下又再度想起立下許多汗馬功勞的王陽明。但這對他來說當然市一個艱鉅的擔子和任務，它卻成功地征服了。嘉靖十一月二十九日〈西曆一五二八〉卒於回程的舟上。家人問遺言，曰：「此心光明，亦復何言？」 嘉靖八年的正月，喪發南昌。二月，喪至越，到了十一月十一日，葬於洪溪，這個偉大的思想家，軍事家，從此長眠！</text:span></text:p>
      <text:p text:style-name="P4"/>
      <text:p text:style-name="P1"><text:span text:style-name="T1">陳真 | 2007.08.24 14:18 | </text:span><text:span text:style-name="T2">#</text:span></text:p>
      <text:p text:style-name="P2"><text:span text:style-name="T1">另外,我不需指名,甚至不需道姓,我只需提到某些特定細節,照樣能抹黑或議論任何一個熟人的私事不是嗎?</text:span></text:p>
      <text:p text:style-name="P2"><text:span text:style-name="T1">比方說,我有個朋友,本來也是唸哲學的,後來因為被政治迷了心竅,改唸政治學,但唸一兩年便由美返國搞起政治來了,此人縮頭縮腦的,乍看以為沒有脖子,組成一個政治流派,滿口左派,滿腔仁義道德(口腔的腔),但卻比右還右,一肚子00XX,若要問特務事,若論陰沉詭詐,當今政壇恐無人出其右.</text:span></text:p>
      <text:p text:style-name="P2"><text:span text:style-name="T1">我沒指名,亦無道姓,但內行人知道我在說誰.</text:span></text:p>
      <text:p text:style-name="P2"><text:span text:style-name="T1">此人是公眾人物,自然一看便知,但即便名不見經傳者亦然,熟人圈憑一二訊息依然能知其所指不是嗎? 換句話說,這樣的議論若針對公眾人物無妨,因為他有極其充份的管道與發言機會足以為自己澄清,但針對非公眾人物做這樣的一種求診式抹黑,對當事人卻很不厚道,亦不公平.</text:span></text:p>
      <text:p text:style-name="P1"><text:span text:style-name="T1">陳真 | 2007.08.24 14:04 | </text:span><text:span text:style-name="T2">#</text:span></text:p>
      <text:p text:style-name="P3"><text:span text:style-name="T1">謝謝前輩指教.</text:span></text:p>
      <text:p text:style-name="P3"><text:span text:style-name="T1">我搞不清哪些該刪哪些不該刪了;我看就都別刪,就這樣擱著吧.</text:span></text:p>
      <text:p text:style-name="P1"><text:span text:style-name="T1">陳真 | 2007.08.23 17:17 | </text:span><text:span text:style-name="T2">#</text:span></text:p>
      <text:p text:style-name="P2"><text:span text:style-name="T1">xx兄,擾亂倒不至於,只是個別人事物沒辦法討論,我也不知道 "邏輯上" 我怎麼可能用什麼 "一般人" 的眼光而不是用醫生的眼光來看你說的那些片斷資訊.</text:span></text:p>
      <text:p text:style-name="P2"><text:span text:style-name="T1">我昨天買了一大把九層塔準備炒蛋用,老闆竟然跟我要了15元,不知道我若問一個經濟學家說請問經濟學家,請你不要用經濟學家的主觀意識來看:</text:span></text:p>
      <text:p text:style-name="P2"><text:span text:style-name="T1">(1)這樣的菜價合理嗎?(2)或我被騙了嗎?(3) 還是民進黨這個可恥齷齪下流的爛政府在亂搞經濟?</text:span></text:p>
      <text:p text:style-name="P2"><text:span text:style-name="T1">恐怕沒有人能回答...</text:span></text:p>
      <text:p text:style-name="P2"><text:span text:style-name="T1">數周前返回屏東老家,順道經過高雄,看了母校後,本想去府上拜訪,但沒找到昔日書局. 不過就算找到,是否還受歡迎,我也不敢說了.</text:span></text:p>
      <text:p text:style-name="P2"><text:span text:style-name="T1">政治似乎扭曲了許多東西,包括扭曲了人與人的感情.</text:span></text:p>
      <text:p text:style-name="P2"><text:span text:style-name="T1">若在20年前,我根本想不到會有今天. 想不到昔日美好的心意及以命相許的作為,卻促成一種更為醜陋的怪物與文化.</text:span></text:p>
      <text:p text:style-name="P2"><text:span text:style-name="T1">我對過去作為雖不後悔,但也總算讓我明白了一些有關是非美醜的道理. 世界不可能改變,除非我們改變對是非美醜的態度與評價方式;齷齪下流的手段不會因為所謂崇高的目標而美化. 或者說,目標缺乏意義或目標根本不存在,存在的只是手段,手段的正當性才是唯一重點.</text:span></text:p>
      <text:p text:style-name="P1"><text:span text:style-name="T1">仔仔 | 2007.08.23 09:22 | </text:span><text:span text:style-name="T2">#</text:span></text:p>
      <text:p text:style-name="P3"><text:span text:style-name="T1">我這有三篇從網路上找到的文章，有兩篇主要是在敘述以色列教課書的內容另一篇是在敘述主流媒體在加薩事件中有誤導的現象註：﹝我在此貼的內容都是翻譯者的前言，想詳細閱讀全文可透過網址來瀏覽，不便之處請原諒！﹞值得推薦------------------------------------------------以色列的仇恨教育2007年08月17日作者 刘波 16:28 | 点击 (607) | 本文地址 | 最新回复 (40) | 一般分类一夜之间，随着中国在世界上的“崛起”，中国的“知识分子”、专家、学者们似乎都变成了高等人，可以教训、数落过去的穷朋友了。遍布世界各国知识界、舆论界同情与支援巴勒斯坦人的风潮，在中国竟然悄无声息。在今天的中国媒体上，以色列占领巴勒斯坦土地、欺压巴勒斯坦民众的行为，再也受不到什么批评。相反，倒是教训巴勒斯坦人不要做“仇恨教育”、不要有太强民族意识的陈词滥调，不绝于耳。我们不认为巴勒斯坦人在巴以冲突中毫无责任，我们不认为巴勒斯坦人在国内教育方面毫无过错，但我们绝不认为以色列代表了“文明”，巴勒斯坦人代表了“野蛮”，并以此来证明以色列任何行为的合理性。在这个权贵横行、老百姓受欺压的国家，不光在国内问题上没有了正义，连在国际问题上都没有了正义。既然这样，你们有文化的人不愿做的事情，我们没文化的人来做。你们拿工资的人不愿做的事情，我们免费、义务来做。在你们毫无证据地指责巴勒斯坦人对孩子进行仇恨教育之前，请先看看以色列学生受的是什么教育。希伯来学校教科书中的阿拉伯人形象（节译）作者：Daniel Bar-Tal 以色列特拉维夫大学政治心理学教授译者：刘波本文出處：http://liubo.blshe.com/post/176/90253--------------------------------------------------全是巴勒斯坦“仇恨教育”的错？！2007年07月27日作者 刘波 11:35 | 点击 (130) | 本文地址 | 最新回复 (6) | 一般分类巴勒斯坦教科书宣扬“仇恨教育”？那么以色列的教科书里有“绿线”吗？承认巴勒斯坦人在绿线另一侧的建国权吗？是在宣扬对巴勒斯坦人的爱吗（或者，承认巴勒斯坦是个民族吗）？尊重普通的阿拉伯人吗？对伊斯兰教有认识吗？答案是：全都没有！作者：Uri Avnery 2007.03.24译者：刘波本文出處：http://liubo.blshe.com/post/176/81625-----------------------------------------------加沙事件中主流媒体的谎言2007年06月20日作者 刘波 12:45 | 点击 (612) | 本文地址 | 最新回复 (45) | 一般分类一个民选政府遭到抵制、其官员遭到绑架、其竞选失败的对手得到</text:span><text:span text:style-name="T3">敌</text:span><text:span text:style-name="T1">对国家的武装，现在这个政府起来保护自己，这是什么行为？这是政变吗？西方在巴勒斯坦和中东要的不是民主，只是顺服。本文出處：http://liubo.blshe.com/post/176/67185</text:span></text:p>
      <text:p text:style-name="P1"><text:span text:style-name="T1">仔仔 | 2007.08.23 08:19 | </text:span><text:span text:style-name="T2">#</text:span></text:p>
      <text:p text:style-name="P2"><text:span text:style-name="T1">以色列首度承認 建國禍及巴勒斯坦</text:span></text:p>
      <text:p text:style-name="P2"><text:span text:style-name="T1">【本報綜合外電報導】建國六十年的以色列在新版教科書中首度承認，以色列建立猶太國對巴勒斯坦人而言，是一項大災難。</text:span></text:p>
      <text:p text:style-name="P2"><text:span text:style-name="T1">提供給阿拉伯學校國小三年級學生的新版教科書中，敘述一九四八到四九年以色列建國招致阿拉伯軍隊入侵，引發衝突作戰，並使約七十萬巴勒斯坦人流離失所。書中還指出猶太人與聖地的歷史關係，以及猶太人必須擁有自己的國家，以逃離歐洲對他們的迫害。</text:span></text:p>
      <text:p text:style-name="P2"><text:span text:style-name="T1">教科書還首次解釋為何這場戰爭對巴勒斯坦人而言是一個悲劇。其中提到巴勒斯坦的「災難日」；這個詞語在阿拉伯語中是指大災難，並經常用於形容戰爭。新教科書只限在以色列的阿拉伯學校使用，目前尚未計畫用於猶太學生。</text:span></text:p>
      <text:p text:style-name="P2"><text:span text:style-name="T1">對於新版教科書所做的修改，以色列國內意見分成鮮明的兩派。阿拉伯裔以色列人為此喝采，認為以色列所有學校都應該使用新版教科書。致力讓以色列的阿拉伯人和猶太人和平共處的「亞伯拉罕基金」執行主管表現，新教材的問世是建立一個共同社會的良好開端。</text:span></text:p>
      <text:p text:style-name="P2"><text:span text:style-name="T1">右派政治人士則譴責這項作法。部分強硬派人士矢言要對抗教育部的決定，他們堅稱，新版教科書看起來像是在為以色列建國道歉，「具有政治被虐傾向並完全缺乏國家尊嚴」。</text:span></text:p>
      <text:p text:style-name="P2"><text:span text:style-name="T1">前以色列教育部長、右派的李夫涅特也表示，這將鼓勵阿拉伯人拿起武器對抗以色列。</text:span></text:p>
      <text:p text:style-name="P2"><text:span text:style-name="T1">來源：人間福報閱讀：87 次日期：2007/7/24</text:span></text:p>
      <text:p text:style-name="P1"><text:span text:style-name="T1">陳真 | 2007.08.22 21:43 | </text:span><text:span text:style-name="T2">#</text:span></text:p>
      <text:p text:style-name="P3"><text:span text:style-name="T1">補充說一句, 前輩,若您不介意,我想把這樣的留言刪除,若您不願刪,我也不堅持,除非怡靜或其他成員有不同看法.</text:span></text:p>
      <text:p text:style-name="P3"><text:span text:style-name="T1">留言板雖然不一定要談以巴問題,但是網路求診卻離題太遠而且對當事人有失厚道;我很不喜歡這樣一種網路文化.</text:span></text:p>
      <text:p text:style-name="P3"><text:span text:style-name="T1">各方仁兄,若有私人疑難雜症的各種問題,問我沒有用,你不懂的,我肯定也不懂,畢竟我不會隔空看診,也不會比誰更有智慧,但若仍然非問不可,倒不如私下寫信來,也總好過影響留言板的發言秩序. 我的 email是:emirchen@gmail.com</text:span></text:p>
      <text:p text:style-name="P3"><text:span text:style-name="T1">不過,必須聲明的是我實在太忙,公私繁雜,精疲力竭,長年累月無法有足夠的時間睡覺,更不用說看信寫信了. 我基本上仍然維持頂多一天回個兩三封信的習慣. 那些等很久卻沒接到回信的,也只好請你們諒解,畢竟我一天也只有24小時.</text:span></text:p>
      <text:p text:style-name="P1"><text:span text:style-name="T1">陳真 | 2007.08.22 21:27 | </text:span><text:span text:style-name="T2">#</text:span></text:p>
      <text:p text:style-name="P2"><text:span text:style-name="T1">xx 兄,我沒回應過你的問題啊. 你的問題我第一次看到,但我不會答,同時我也不認為這樣的作法是對的;也就是說,不該把朋友的私人狀況拿到網路上來公諸於世或甚至代為 "求診". 若有精神科問題,應該透過正式管道向院方求詢,而不是網路卜卦式的隔空求診.</text:span></text:p>
      <text:p text:style-name="P2"><text:span text:style-name="T1">敬祝平安,</text:span></text:p>
      <text:p text:style-name="P2"><text:span text:style-name="T1">陳真 敬上</text:span></text:p>
      <text:p text:style-name="P1"><text:span text:style-name="T1">懷軒 | 2007.08.20 00:50 | </text:span><text:span text:style-name="T2">#</text:span></text:p>
      <text:p text:style-name="P3"><text:span text:style-name="T1">怡靜，</text:span></text:p>
      <text:p text:style-name="P3"><text:span text:style-name="T1">我翻好了，寄給了陳真、學姐跟妳(?)。但因為我不確定我寄的那個email是不是妳的，所以若是沒收到請跟我聯絡。</text:span></text:p>
      <text:p text:style-name="P3"><text:span text:style-name="T1">很抱歉翻了這麼久。</text:span></text:p>
      <text:p text:style-name="P3"><text:span text:style-name="T1">懷軒</text:span></text:p>
      <text:p text:style-name="P1"><text:span text:style-name="T1">仔仔 | 2007.08.18 08:48 | </text:span><text:span text:style-name="T2">#</text:span></text:p>
      <text:p text:style-name="P2"><text:span text:style-name="T1">中國時報 A14/國際新聞 2007/07/23《陸以正專欄》重起爐灶 布希的「新中東和平計畫」</text:span></text:p>
      <text:p text:style-name="P2"><text:span text:style-name="T1">【陸以正】　　每周寫專欄，偶而會抱怨國內媒體漏掉某條國際新聞。上星期台灣各報接連漏掉了兩條消息，卻因為都牽涉到沒完沒了的巴勒斯坦問題，情有可原。連《紐約時報》也後知後覺，事過兩天才有報導。《華盛頓郵報》更只短短數百字，看來都是受了以巴糾紛「新聞疲勞症」之害。　　第一則是七月十六日下午，布希總統鄭重其事地在白宮大廳發表重要演說，宣布他「全新的」中東政策。開場白首先表明，五年前在玫瑰花園演講時，他是第一位提出巴勒斯坦應獨立建國的美國總統。美國願見「兩個民主國家｜以色列與巴勒斯坦｜和平又安全地共存共榮。」（Two democratic states - Israel and Palestine - living side by side in peace and security.）　　這番話暗示：美國在半世紀多來的中東糾紛裏，一直偏袒以色列，縱容以軍在約旦河西岸為所欲為的立場，面臨真正調整的時刻了。若在平時，強大的「猶太遊說團」（the Jewish lobby）會立即動員它麾下成千上百的民間團體、參眾兩院議員、華爾街金融鉅子與各地傳播媒體，用各種理由反對。然而這次卻毫無動靜，令人詫異。　　第二則漏網新聞更有趣，布希演講的前一天即七月十五日，裴瑞斯（Shimon Perez）正式就任以色列總統，任期七年。讀者或許聽過此人姓名，卻不會想到再過十天即八月二日，他就滿八十四歲；總統任滿時將是九十一歲高齡。相形之下，從前西德總理艾德諾（KonradA denauer, 1896 - 1967）創立基督民主黨（CDU），人稱「老頭子」（der Alte），卸任總理時也只六十七歲。　　猶太人不是傻瓜，為何單院制的以色列國會（Knesset）在六月十三日選出裴瑞斯為總統呢？我想最重要的原因就是配合布希的新中東政策，希望在層層死結的以巴糾紛裏，找出一條可以前進的道路。　　出生於波蘭的裴瑞斯是位傳奇人物，在以色列政壇打滾六十五年；一九五九年進入國會，當選總統後才辭去議員職務。這些年來，以色列多次更換內閣，他在其中十二個內閣裏歷任新聞、交通、財政、外交或國防部長等職，代理過一次內閣總理，然後又做過兩屆閣揆。當選總統之前，他仍是副總理兼區域經濟發展部長。　　一九九四年，裴瑞斯以外長身分，秘密和巴勒斯坦領袖阿拉法特在挪威奧斯陸進行談判。時任總理的拉賓事先並不知情，發覺之後，拉賓聽任他繼續談判，若失敗則可矢口否認。所以達成和平協議（the Oslo Accords）後，三人共同獲得諾貝爾和平獎。　　以色列有十幾個政黨，裴瑞斯換過五個政黨，先後擔任過工黨（A voda或稱Labor）與左翼聯合陣線（the Alignment）的領袖。這次競選總統，則由佔國會最多數席次的前進黨（Kadima）提名，依照以國憲法，由全體一百廿名國會議員記名投票；而第一輪裴瑞斯只獲得五十八票，到第二輪才以八十六票當選。他的勝利顯示以色列朝野也瞭解，目前以巴間僵持不下的局面，必需有像裴瑞斯這樣的溫和人物，才能獲得巴勒斯坦人信任，給和平一線希望。　　自從「六日戰爭」大勝後，以色列倚仗無堅不摧的軍事力量，佔領整個約旦河西岸與迦薩走廊，對世居當地的巴勒斯坦人進出設下種種限制。引起巴人反感最深的，是以國政府十幾年來持續在佔領區內建造村落，收容俄國來的新猶太移民；又藉防堵炸彈自殺客為詞，豎起兩公尺半高的圍牆，不斷蠶食巴人世代祖居的地區。裴瑞斯認同以色列應有正當防衛的權利，但他對擴張猶太人居住地區，卻不無微詞。　　今日的巴勒斯坦基本上形同兩國：二○○五年，急進的「哈瑪斯」（Hamas，原意為伊斯蘭抵抗運動)雖有恐怖行為前科，靠選票成為巴勒斯坦自治議會最大黨，符合民主原則，使美國啞口無言，只能以停撥援助款為抵制。哈瑪斯幕後有伊朗與敘利亞支持，獨佔迦薩走廊沃土。而領導「法塔」（Fatah，意為巴勒斯坦全國解放運動）的巴勒斯坦自治政府主席阿巴斯，雖然代表世界各國都承認的巴勒斯坦臨時政府，卻侷處約旦河西岸，號令難出大門。　　布希總統宣示的新政策，用意在迫使巴人在法塔與哈瑪斯之間做出選擇。他最重的一句話是：「巴勒斯坦人民必須決定自己的未來，他們要溫和與希望呢，還是恐怖與死亡？」而為達成共識，萊斯國務卿月底將啣命前往中東，配合剛就任「四方代表」的英國前首相布萊爾，主持一項國際會議，邀請阿巴斯、以色列與「其它鄰國」部長級以上代表，共同磋商根本解決以巴問題。布希沒說明鄰國包括哪些國家，但大家都知道他最關注的是沙烏地阿拉伯，因為沙國至今仍與美國不同調，拒絕承認以色列的存在。　　布希在演講裏，呼籲阿拉伯各國放棄「世界上沒有以色列這個國家的謊言」，希望他們支持合法的阿巴斯政府。布希保證歐美各國將盡力協助巴勒斯坦，美國已立即撥發補助款一億九千萬美元，另外提供二億二千八百萬美元貸放給巴勒斯坦工商業。美國並將召集捐助國會議，邀請日本、挪威、沙烏地、約旦、埃及等國出席，共商如何幫助巴勒斯坦立國的經濟基礎。　　布希也要求以色列政府立即將巴勒斯坦應分得的稅款，撥交給阿巴斯。以色列已從其囚禁的一萬巴人囚犯中，先釋放二百五十五人，以示善意；也沒有反對布希的新號召。完全重起爐灶的新中東計畫能否打破過去屢次失敗的命運，就看月底萊斯與布萊爾之行了。</text:span></text:p>
      <text:p text:style-name="P1"><text:span text:style-name="T1">怡靜 | 2007.08.08 00:14 | </text:span><text:span text:style-name="T2">#</text:span></text:p>
      <text:p text:style-name="P3"><text:span text:style-name="T1">謝謝懷軒，那就由你翻譯了。</text:span></text:p>
      <text:p text:style-name="P1"><text:span text:style-name="T1">懷軒 | 2007.08.08 00:06 | </text:span><text:span text:style-name="T2">#</text:span></text:p>
      <text:p text:style-name="P2"><text:span text:style-name="T1">那篇 Living with the Enemy 請交給我來翻吧。</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